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1" svg:font-family="Wingdings" style:font-pitch="variable" style:font-charset="x-symbol"/>
    <style:font-face style:name="Wingdings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style:font-name-asian="Wingdings" style:font-size-asian="9pt" style:font-name-complex="Wingdings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fo:font-weight="normal" style:font-name-asian="Wingdings" style:font-size-asian="9pt" style:font-weight-asian="normal" style:font-name-complex="Wingdings" style:font-size-complex="9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01-renumbering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1" table:number-columns-repeated="58" table:default-cell-style-name="ce4"/>
        <table:table-row table:style-name="ro1">
          <table:table-cell table:style-name="ce2"/>
          <table:table-cell table:style-name="ce6"/>
          <table:table-cell table:style-name="ce2" table:number-columns-repeated="62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Index</text:p>
          </table:table-cell>
          <table:covered-table-cell table:style-name="ce3"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Refactored</text:p>
          </table:table-cell>
          <table:table-cell table:style-name="ce3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IF(ISBLANK([.B3]);&quot;&quot;;TEXT([.B3];&quot;0000&quot;))" office:value-type="string" office:string-value="0000" calcext:value-type="string">
            <text:p>0000</text:p>
          </table:table-cell>
          <table:table-cell office:value-type="string" calcext:value-type="string">
            <text:p>logger</text:p>
          </table:table-cell>
          <table:table-cell table:style-name="ce12" table:formula="of:=IF(ISBLANK([.B3]);&quot;&quot;;COM.MICROSOFT.TEXTJOIN(&quot;_&quot;;1;[.C3];[.D3]))" office:value-type="string" office:string-value="0000_logger" calcext:value-type="string">
            <text:p>0000_logger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3]+5" office:value-type="float" office:value="5" calcext:value-type="float">
            <text:p>5</text:p>
          </table:table-cell>
          <table:table-cell table:formula="of:=IF(ISBLANK([.B4]);&quot;&quot;;TEXT([.B4];&quot;0000&quot;))" office:value-type="string" office:string-value="0005" calcext:value-type="string">
            <text:p>0005</text:p>
          </table:table-cell>
          <table:table-cell office:value-type="string" calcext:value-type="string">
            <text:p>config</text:p>
          </table:table-cell>
          <table:table-cell table:style-name="ce12" table:formula="of:=IF(ISBLANK([.B4]);&quot;&quot;;COM.MICROSOFT.TEXTJOIN(&quot;_&quot;;1;[.C4];[.D4]))" office:value-type="string" office:string-value="0005_config" calcext:value-type="string">
            <text:p>0005_confi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4]+5" office:value-type="float" office:value="10" calcext:value-type="float">
            <text:p>10</text:p>
          </table:table-cell>
          <table:table-cell table:formula="of:=IF(ISBLANK([.B5]);&quot;&quot;;TEXT([.B5];&quot;0000&quot;))" office:value-type="string" office:string-value="0010" calcext:value-type="string">
            <text:p>0010</text:p>
          </table:table-cell>
          <table:table-cell office:value-type="string" calcext:value-type="string">
            <text:p>math</text:p>
          </table:table-cell>
          <table:table-cell table:style-name="ce12" table:formula="of:=IF(ISBLANK([.B5]);&quot;&quot;;COM.MICROSOFT.TEXTJOIN(&quot;_&quot;;1;[.C5];[.D5]))" office:value-type="string" office:string-value="0010_math" calcext:value-type="string">
            <text:p>0010_math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5]+5" office:value-type="float" office:value="15" calcext:value-type="float">
            <text:p>15</text:p>
          </table:table-cell>
          <table:table-cell table:formula="of:=IF(ISBLANK([.B6]);&quot;&quot;;TEXT([.B6];&quot;0000&quot;))" office:value-type="string" office:string-value="0015" calcext:value-type="string">
            <text:p>0015</text:p>
          </table:table-cell>
          <table:table-cell office:value-type="string" calcext:value-type="string">
            <text:p>linq</text:p>
          </table:table-cell>
          <table:table-cell table:style-name="ce12" table:formula="of:=IF(ISBLANK([.B6]);&quot;&quot;;COM.MICROSOFT.TEXTJOIN(&quot;_&quot;;1;[.C6];[.D6]))" office:value-type="string" office:string-value="0015_linq" calcext:value-type="string">
            <text:p>0015_linq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6]+5" office:value-type="float" office:value="20" calcext:value-type="float">
            <text:p>20</text:p>
          </table:table-cell>
          <table:table-cell table:formula="of:=IF(ISBLANK([.B7]);&quot;&quot;;TEXT([.B7];&quot;0000&quot;))" office:value-type="string" office:string-value="0020" calcext:value-type="string">
            <text:p>0020</text:p>
          </table:table-cell>
          <table:table-cell office:value-type="string" calcext:value-type="string">
            <text:p>uuid</text:p>
          </table:table-cell>
          <table:table-cell table:style-name="ce12" table:formula="of:=IF(ISBLANK([.B7]);&quot;&quot;;COM.MICROSOFT.TEXTJOIN(&quot;_&quot;;1;[.C7];[.D7]))" office:value-type="string" office:string-value="0020_uuid" calcext:value-type="string">
            <text:p>0020_uui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7]+5" office:value-type="float" office:value="25" calcext:value-type="float">
            <text:p>25</text:p>
          </table:table-cell>
          <table:table-cell table:formula="of:=IF(ISBLANK([.B8]);&quot;&quot;;TEXT([.B8];&quot;0000&quot;))" office:value-type="string" office:string-value="0025" calcext:value-type="string">
            <text:p>0025</text:p>
          </table:table-cell>
          <table:table-cell office:value-type="string" calcext:value-type="string">
            <text:p>timers</text:p>
          </table:table-cell>
          <table:table-cell table:style-name="ce12" table:formula="of:=IF(ISBLANK([.B8]);&quot;&quot;;COM.MICROSOFT.TEXTJOIN(&quot;_&quot;;1;[.C8];[.D8]))" office:value-type="string" office:string-value="0025_timers" calcext:value-type="string">
            <text:p>0025_tim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9]);&quot;&quot;;TEXT([.B9];&quot;0000&quot;))">
            <text:p/>
          </table:table-cell>
          <table:table-cell/>
          <table:table-cell table:style-name="ce12" table:formula="of:=IF(ISBLANK([.B9]);&quot;&quot;;COM.MICROSOFT.TEXTJOIN(&quot;_&quot;;1;[.C9];[.D9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ISBLANK([.B10]);&quot;&quot;;TEXT([.B10];&quot;0000&quot;))" office:value-type="string" office:string-value="0100" calcext:value-type="string">
            <text:p>0100</text:p>
          </table:table-cell>
          <table:table-cell office:value-type="string" calcext:value-type="string">
            <text:p>init</text:p>
          </table:table-cell>
          <table:table-cell table:style-name="ce12" table:formula="of:=IF(ISBLANK([.B10]);&quot;&quot;;COM.MICROSOFT.TEXTJOIN(&quot;_&quot;;1;[.C10];[.D10]))" office:value-type="string" office:string-value="0100_init" calcext:value-type="string">
            <text:p>0100_init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0]+10" office:value-type="float" office:value="110" calcext:value-type="float">
            <text:p>110</text:p>
          </table:table-cell>
          <table:table-cell table:formula="of:=IF(ISBLANK([.B11]);&quot;&quot;;TEXT([.B11];&quot;0000&quot;))" office:value-type="string" office:string-value="0110" calcext:value-type="string">
            <text:p>0110</text:p>
          </table:table-cell>
          <table:table-cell office:value-type="string" calcext:value-type="string">
            <text:p>eden</text:p>
          </table:table-cell>
          <table:table-cell table:style-name="ce12" table:formula="of:=IF(ISBLANK([.B11]);&quot;&quot;;COM.MICROSOFT.TEXTJOIN(&quot;_&quot;;1;[.C11];[.D11]))" office:value-type="string" office:string-value="0110_eden" calcext:value-type="string">
            <text:p>0110_ede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1]+10" office:value-type="float" office:value="120" calcext:value-type="float">
            <text:p>120</text:p>
          </table:table-cell>
          <table:table-cell table:formula="of:=IF(ISBLANK([.B12]);&quot;&quot;;TEXT([.B12];&quot;0000&quot;))" office:value-type="string" office:string-value="0120" calcext:value-type="string">
            <text:p>0120</text:p>
          </table:table-cell>
          <table:table-cell office:value-type="string" calcext:value-type="string">
            <text:p>common</text:p>
          </table:table-cell>
          <table:table-cell table:style-name="ce12" table:formula="of:=IF(ISBLANK([.B12]);&quot;&quot;;COM.MICROSOFT.TEXTJOIN(&quot;_&quot;;1;[.C12];[.D12]))" office:value-type="string" office:string-value="0120_common" calcext:value-type="string">
            <text:p>0120_comm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2]+10" office:value-type="float" office:value="130" calcext:value-type="float">
            <text:p>130</text:p>
          </table:table-cell>
          <table:table-cell table:formula="of:=IF(ISBLANK([.B13]);&quot;&quot;;TEXT([.B13];&quot;0000&quot;))" office:value-type="string" office:string-value="0130" calcext:value-type="string">
            <text:p>0130</text:p>
          </table:table-cell>
          <table:table-cell office:value-type="string" calcext:value-type="string">
            <text:p>core</text:p>
          </table:table-cell>
          <table:table-cell table:style-name="ce12" table:formula="of:=IF(ISBLANK([.B13]);&quot;&quot;;COM.MICROSOFT.TEXTJOIN(&quot;_&quot;;1;[.C13];[.D13]))" office:value-type="string" office:string-value="0130_core" calcext:value-type="string">
            <text:p>0130_cor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3]+10" office:value-type="float" office:value="140" calcext:value-type="float">
            <text:p>140</text:p>
          </table:table-cell>
          <table:table-cell table:formula="of:=IF(ISBLANK([.B14]);&quot;&quot;;TEXT([.B14];&quot;0000&quot;))" office:value-type="string" office:string-value="0140" calcext:value-type="string">
            <text:p>0140</text:p>
          </table:table-cell>
          <table:table-cell office:value-type="string" calcext:value-type="string">
            <text:p>persistence</text:p>
          </table:table-cell>
          <table:table-cell table:style-name="ce12" table:formula="of:=IF(ISBLANK([.B14]);&quot;&quot;;COM.MICROSOFT.TEXTJOIN(&quot;_&quot;;1;[.C14];[.D14]))" office:value-type="string" office:string-value="0140_persistence" calcext:value-type="string">
            <text:p>0140_persistenc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4]+10" office:value-type="float" office:value="150" calcext:value-type="float">
            <text:p>150</text:p>
          </table:table-cell>
          <table:table-cell table:formula="of:=IF(ISBLANK([.B15]);&quot;&quot;;TEXT([.B15];&quot;0000&quot;))" office:value-type="string" office:string-value="0150" calcext:value-type="string">
            <text:p>0150</text:p>
          </table:table-cell>
          <table:table-cell office:value-type="string" calcext:value-type="string">
            <text:p>respawn</text:p>
          </table:table-cell>
          <table:table-cell table:style-name="ce12" table:formula="of:=IF(ISBLANK([.B15]);&quot;&quot;;COM.MICROSOFT.TEXTJOIN(&quot;_&quot;;1;[.C15];[.D15]))" office:value-type="string" office:string-value="0150_respawn" calcext:value-type="string">
            <text:p>0150_respaw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16]);&quot;&quot;;TEXT([.B16];&quot;0000&quot;))">
            <text:p/>
          </table:table-cell>
          <table:table-cell table:style-name="ce11"/>
          <table:table-cell table:style-name="ce13" table:formula="of:=IF(ISBLANK([.B16]);&quot;&quot;;COM.MICROSOFT.TEXTJOIN(&quot;_&quot;;1;[.C16];[.D16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200" calcext:value-type="float">
            <text:p>200</text:p>
          </table:table-cell>
          <table:table-cell table:style-name="ce9" table:formula="of:=IF(ISBLANK([.B17]);&quot;&quot;;TEXT([.B17];&quot;0000&quot;))" office:value-type="string" office:string-value="0200" calcext:value-type="string">
            <text:p>0200</text:p>
          </table:table-cell>
          <table:table-cell table:style-name="ce11" office:value-type="string" calcext:value-type="string">
            <text:p>admin</text:p>
          </table:table-cell>
          <table:table-cell table:style-name="ce13" table:formula="of:=IF(ISBLANK([.B17]);&quot;&quot;;COM.MICROSOFT.TEXTJOIN(&quot;_&quot;;1;[.C17];[.D17]))" office:value-type="string" office:string-value="0200_admin" calcext:value-type="string">
            <text:p>0200_admi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7]+10" office:value-type="float" office:value="210" calcext:value-type="float">
            <text:p>210</text:p>
          </table:table-cell>
          <table:table-cell table:style-name="ce9" table:formula="of:=IF(ISBLANK([.B18]);&quot;&quot;;TEXT([.B18];&quot;0000&quot;))" office:value-type="string" office:string-value="0210" calcext:value-type="string">
            <text:p>0210</text:p>
          </table:table-cell>
          <table:table-cell table:style-name="ce11" office:value-type="string" calcext:value-type="string">
            <text:p>resources</text:p>
          </table:table-cell>
          <table:table-cell table:style-name="ce13" table:formula="of:=IF(ISBLANK([.B18]);&quot;&quot;;COM.MICROSOFT.TEXTJOIN(&quot;_&quot;;1;[.C18];[.D18]))" office:value-type="string" office:string-value="0210_resources" calcext:value-type="string">
            <text:p>0210_resource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8]+10" office:value-type="float" office:value="220" calcext:value-type="float">
            <text:p>220</text:p>
          </table:table-cell>
          <table:table-cell table:style-name="ce9" table:formula="of:=IF(ISBLANK([.B19]);&quot;&quot;;TEXT([.B19];&quot;0000&quot;))" office:value-type="string" office:string-value="0220" calcext:value-type="string">
            <text:p>0220</text:p>
          </table:table-cell>
          <table:table-cell table:style-name="ce11" office:value-type="string" calcext:value-type="string">
            <text:p>permissions</text:p>
          </table:table-cell>
          <table:table-cell table:style-name="ce13" table:formula="of:=IF(ISBLANK([.B19]);&quot;&quot;;COM.MICROSOFT.TEXTJOIN(&quot;_&quot;;1;[.C19];[.D19]))" office:value-type="string" office:string-value="0220_permissions" calcext:value-type="string">
            <text:p>0220_per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9]+10" office:value-type="float" office:value="230" calcext:value-type="float">
            <text:p>230</text:p>
          </table:table-cell>
          <table:table-cell table:style-name="ce9" table:formula="of:=IF(ISBLANK([.B20]);&quot;&quot;;TEXT([.B20];&quot;0000&quot;))" office:value-type="string" office:string-value="0230" calcext:value-type="string">
            <text:p>0230</text:p>
          </table:table-cell>
          <table:table-cell table:style-name="ce11" office:value-type="string" calcext:value-type="string">
            <text:p>arsenal</text:p>
          </table:table-cell>
          <table:table-cell table:style-name="ce13" table:formula="of:=IF(ISBLANK([.B20]);&quot;&quot;;COM.MICROSOFT.TEXTJOIN(&quot;_&quot;;1;[.C20];[.D20]))" office:value-type="string" office:string-value="0230_arsenal" calcext:value-type="string">
            <text:p>0230_arsen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21]);&quot;&quot;;TEXT([.B21];&quot;0000&quot;))">
            <text:p/>
          </table:table-cell>
          <table:table-cell table:style-name="ce11"/>
          <table:table-cell table:style-name="ce13" table:formula="of:=IF(ISBLANK([.B21]);&quot;&quot;;COM.MICROSOFT.TEXTJOIN(&quot;_&quot;;1;[.C21];[.D21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300" calcext:value-type="float">
            <text:p>300</text:p>
          </table:table-cell>
          <table:table-cell table:style-name="ce9" table:formula="of:=IF(ISBLANK([.B22]);&quot;&quot;;TEXT([.B22];&quot;0000&quot;))" office:value-type="string" office:string-value="0300" calcext:value-type="string">
            <text:p>0300</text:p>
          </table:table-cell>
          <table:table-cell table:style-name="ce11" office:value-type="string" calcext:value-type="string">
            <text:p>plm</text:p>
          </table:table-cell>
          <table:table-cell table:style-name="ce13" table:formula="of:=IF(ISBLANK([.B22]);&quot;&quot;;COM.MICROSOFT.TEXTJOIN(&quot;_&quot;;1;[.C22];[.D22]))" office:value-type="string" office:string-value="0300_plm" calcext:value-type="string">
            <text:p>0300_plm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2]+10" office:value-type="float" office:value="310" calcext:value-type="float">
            <text:p>310</text:p>
          </table:table-cell>
          <table:table-cell table:style-name="ce9" table:formula="of:=IF(ISBLANK([.B23]);&quot;&quot;;TEXT([.B23];&quot;0000&quot;))" office:value-type="string" office:string-value="0310" calcext:value-type="string">
            <text:p>0310</text:p>
          </table:table-cell>
          <table:table-cell table:style-name="ce11" office:value-type="string" calcext:value-type="string">
            <text:p>virtual</text:p>
          </table:table-cell>
          <table:table-cell table:style-name="ce13" table:formula="of:=IF(ISBLANK([.B23]);&quot;&quot;;COM.MICROSOFT.TEXTJOIN(&quot;_&quot;;1;[.C23];[.D23]))" office:value-type="string" office:string-value="0310_virtual" calcext:value-type="string">
            <text:p>0310_virtu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3]+10" office:value-type="float" office:value="320" calcext:value-type="float">
            <text:p>320</text:p>
          </table:table-cell>
          <table:table-cell table:style-name="ce9" table:formula="of:=IF(ISBLANK([.B24]);&quot;&quot;;TEXT([.B24];&quot;0000&quot;))" office:value-type="string" office:string-value="0320" calcext:value-type="string">
            <text:p>0320</text:p>
          </table:table-cell>
          <table:table-cell table:style-name="ce11" office:value-type="string" calcext:value-type="string">
            <text:p>build</text:p>
          </table:table-cell>
          <table:table-cell table:style-name="ce13" table:formula="of:=IF(ISBLANK([.B24]);&quot;&quot;;COM.MICROSOFT.TEXTJOIN(&quot;_&quot;;1;[.C24];[.D24]))" office:value-type="string" office:string-value="0320_build" calcext:value-type="string">
            <text:p>0320_build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4]+10" office:value-type="float" office:value="330" calcext:value-type="float">
            <text:p>330</text:p>
          </table:table-cell>
          <table:table-cell table:style-name="ce9" table:formula="of:=IF(ISBLANK([.B25]);&quot;&quot;;TEXT([.B25];&quot;0000&quot;))" office:value-type="string" office:string-value="0330" calcext:value-type="string">
            <text:p>0330</text:p>
          </table:table-cell>
          <table:table-cell table:style-name="ce11" office:value-type="string" calcext:value-type="string">
            <text:p>garrison</text:p>
          </table:table-cell>
          <table:table-cell table:style-name="ce13" table:formula="of:=IF(ISBLANK([.B25]);&quot;&quot;;COM.MICROSOFT.TEXTJOIN(&quot;_&quot;;1;[.C25];[.D25]))" office:value-type="string" office:string-value="0330_garrison" calcext:value-type="string">
            <text:p>0330_garris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26]);&quot;&quot;;TEXT([.B26];&quot;0000&quot;))">
            <text:p/>
          </table:table-cell>
          <table:table-cell table:style-name="ce11"/>
          <table:table-cell table:style-name="ce13" table:formula="of:=IF(ISBLANK([.B26]);&quot;&quot;;COM.MICROSOFT.TEXTJOIN(&quot;_&quot;;1;[.C26];[.D26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00" calcext:value-type="float">
            <text:p>400</text:p>
          </table:table-cell>
          <table:table-cell table:style-name="ce9" table:formula="of:=IF(ISBLANK([.B27]);&quot;&quot;;TEXT([.B27];&quot;0000&quot;))" office:value-type="string" office:string-value="0400" calcext:value-type="string">
            <text:p>0400</text:p>
          </table:table-cell>
          <table:table-cell table:style-name="ce11" office:value-type="string" calcext:value-type="string">
            <text:p>logistic</text:p>
          </table:table-cell>
          <table:table-cell table:style-name="ce13" table:formula="of:=IF(ISBLANK([.B27]);&quot;&quot;;COM.MICROSOFT.TEXTJOIN(&quot;_&quot;;1;[.C27];[.D27]))" office:value-type="string" office:string-value="0400_logistic" calcext:value-type="string">
            <text:p>0400_logistic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7]+10" office:value-type="float" office:value="410" calcext:value-type="float">
            <text:p>410</text:p>
          </table:table-cell>
          <table:table-cell table:style-name="ce9" table:formula="of:=IF(ISBLANK([.B28]);&quot;&quot;;TEXT([.B28];&quot;0000&quot;))" office:value-type="string" office:string-value="0410" calcext:value-type="string">
            <text:p>0410</text:p>
          </table:table-cell>
          <table:table-cell table:style-name="ce11" office:value-type="string" calcext:value-type="string">
            <text:p>production</text:p>
          </table:table-cell>
          <table:table-cell table:style-name="ce13" table:formula="of:=IF(ISBLANK([.B28]);&quot;&quot;;COM.MICROSOFT.TEXTJOIN(&quot;_&quot;;1;[.C28];[.D28]))" office:value-type="string" office:string-value="0410_production" calcext:value-type="string">
            <text:p>0410_product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8]+10" office:value-type="float" office:value="420" calcext:value-type="float">
            <text:p>420</text:p>
          </table:table-cell>
          <table:table-cell table:style-name="ce9" table:formula="of:=IF(ISBLANK([.B29]);&quot;&quot;;TEXT([.B29];&quot;0000&quot;))" office:value-type="string" office:string-value="0420" calcext:value-type="string">
            <text:p>0420</text:p>
          </table:table-cell>
          <table:table-cell table:style-name="ce11" office:value-type="string" calcext:value-type="string">
            <text:p>enemy</text:p>
          </table:table-cell>
          <table:table-cell table:style-name="ce13" table:formula="of:=IF(ISBLANK([.B29]);&quot;&quot;;COM.MICROSOFT.TEXTJOIN(&quot;_&quot;;1;[.C29];[.D29]))" office:value-type="string" office:string-value="0420_enemy" calcext:value-type="string">
            <text:p>0420_enemy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9]+10" office:value-type="float" office:value="430" calcext:value-type="float">
            <text:p>430</text:p>
          </table:table-cell>
          <table:table-cell table:style-name="ce9" table:formula="of:=IF(ISBLANK([.B30]);&quot;&quot;;TEXT([.B30];&quot;0000&quot;))" office:value-type="string" office:string-value="0430" calcext:value-type="string">
            <text:p>0430</text:p>
          </table:table-cell>
          <table:table-cell table:style-name="ce11" office:value-type="string" calcext:value-type="string">
            <text:p>cratefiller</text:p>
          </table:table-cell>
          <table:table-cell table:style-name="ce13" table:formula="of:=IF(ISBLANK([.B30]);&quot;&quot;;COM.MICROSOFT.TEXTJOIN(&quot;_&quot;;1;[.C30];[.D30]))" office:value-type="string" office:string-value="0430_cratefiller" calcext:value-type="string">
            <text:p>0430_cratefiller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31]);&quot;&quot;;TEXT([.B31];&quot;0000&quot;))">
            <text:p/>
          </table:table-cell>
          <table:table-cell table:style-name="ce11"/>
          <table:table-cell table:style-name="ce13" table:formula="of:=IF(ISBLANK([.B31]);&quot;&quot;;COM.MICROSOFT.TEXTJOIN(&quot;_&quot;;1;[.C31];[.D31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800" calcext:value-type="float">
            <text:p>800</text:p>
          </table:table-cell>
          <table:table-cell table:style-name="ce9" table:formula="of:=IF(ISBLANK([.B32]);&quot;&quot;;TEXT([.B32];&quot;0000&quot;))" office:value-type="string" office:string-value="0800" calcext:value-type="string">
            <text:p>0800</text:p>
          </table:table-cell>
          <table:table-cell table:style-name="ce11" office:value-type="string" calcext:value-type="string">
            <text:p>mission</text:p>
          </table:table-cell>
          <table:table-cell table:style-name="ce13" table:formula="of:=IF(ISBLANK([.B32]);&quot;&quot;;COM.MICROSOFT.TEXTJOIN(&quot;_&quot;;1;[.C32];[.D32]))" office:value-type="string" office:string-value="0800_mission" calcext:value-type="string">
            <text:p>0800_miss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32]+10" office:value-type="float" office:value="810" calcext:value-type="float">
            <text:p>810</text:p>
          </table:table-cell>
          <table:table-cell table:style-name="ce9" table:formula="of:=IF(ISBLANK([.B33]);&quot;&quot;;TEXT([.B33];&quot;0000&quot;))" office:value-type="string" office:string-value="0810" calcext:value-type="string">
            <text:p>0810</text:p>
          </table:table-cell>
          <table:table-cell table:style-name="ce11" office:value-type="string" calcext:value-type="string">
            <text:p>captive</text:p>
          </table:table-cell>
          <table:table-cell table:style-name="ce13" table:formula="of:=IF(ISBLANK([.B33]);&quot;&quot;;COM.MICROSOFT.TEXTJOIN(&quot;_&quot;;1;[.C33];[.D33]))" office:value-type="string" office:string-value="0810_captive" calcext:value-type="string">
            <text:p>0810_captiv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34]);&quot;&quot;;TEXT([.B34];&quot;0000&quot;))">
            <text:p/>
          </table:table-cell>
          <table:table-cell table:style-name="ce11"/>
          <table:table-cell table:style-name="ce13" table:formula="of:=IF(ISBLANK([.B34]);&quot;&quot;;COM.MICROSOFT.TEXTJOIN(&quot;_&quot;;1;[.C34];[.D34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900" calcext:value-type="float">
            <text:p>900</text:p>
          </table:table-cell>
          <table:table-cell table:style-name="ce9" table:formula="of:=IF(ISBLANK([.B35]);&quot;&quot;;TEXT([.B35];&quot;0000&quot;))" office:value-type="string" office:string-value="0900" calcext:value-type="string">
            <text:p>0900</text:p>
          </table:table-cell>
          <table:table-cell table:style-name="ce11" office:value-type="string" calcext:value-type="string">
            <text:p>missions</text:p>
          </table:table-cell>
          <table:table-cell table:style-name="ce13" table:formula="of:=IF(ISBLANK([.B35]);&quot;&quot;;COM.MICROSOFT.TEXTJOIN(&quot;_&quot;;1;[.C35];[.D35]))" office:value-type="string" office:string-value="0900_missions" calcext:value-type="string">
            <text:p>0900_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35]+10" office:value-type="float" office:value="910" calcext:value-type="float">
            <text:p>910</text:p>
          </table:table-cell>
          <table:table-cell table:style-name="ce9" table:formula="of:=IF(ISBLANK([.B36]);&quot;&quot;;TEXT([.B36];&quot;0000&quot;))" office:value-type="string" office:string-value="0910" calcext:value-type="string">
            <text:p>0910</text:p>
          </table:table-cell>
          <table:table-cell table:style-name="ce11" office:value-type="string" calcext:value-type="string">
            <text:p>example</text:p>
          </table:table-cell>
          <table:table-cell table:style-name="ce13" table:formula="of:=IF(ISBLANK([.B36]);&quot;&quot;;COM.MICROSOFT.TEXTJOIN(&quot;_&quot;;1;[.C36];[.D36]))" office:value-type="string" office:string-value="0910_example" calcext:value-type="string">
            <text:p>0910_exampl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2-renumbering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7" table:default-cell-style-name="ce10"/>
        <table:table-column table:style-name="co8" table:default-cell-style-name="ce10"/>
        <table:table-column table:style-name="co6" table:default-cell-style-name="ce15"/>
        <table:table-column table:style-name="co1" table:number-columns-repeated="58" table:default-cell-style-name="ce4"/>
        <table:table-row table:style-name="ro1">
          <table:table-cell table:style-name="ce2"/>
          <table:table-cell table:style-name="ce6"/>
          <table:table-cell table:style-name="ce2" table:number-columns-repeated="62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Index</text:p>
          </table:table-cell>
          <table:covered-table-cell table:style-name="ce3"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Refactored</text:p>
          </table:table-cell>
          <table:table-cell table:style-name="ce3"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ISBLANK([.B3]);&quot;&quot;;TEXT([.B3];&quot;0000&quot;))" office:value-type="string" office:string-value="0004" calcext:value-type="string">
            <text:p>0004</text:p>
          </table:table-cell>
          <table:table-cell office:value-type="string" calcext:value-type="string">
            <text:p>debug</text:p>
          </table:table-cell>
          <table:table-cell table:style-name="ce12" table:formula="of:=IF(ISBLANK([.B3]);&quot;&quot;;COM.MICROSOFT.TEXTJOIN(&quot;_&quot;;1;[.C3];[.D3]))" office:value-type="string" office:string-value="0004_debug" calcext:value-type="string">
            <text:p>0004_debu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ISBLANK([.B4]);&quot;&quot;;TEXT([.B4];&quot;0000&quot;))" office:value-type="string" office:string-value="0008" calcext:value-type="string">
            <text:p>0008</text:p>
          </table:table-cell>
          <table:table-cell office:value-type="string" calcext:value-type="string">
            <text:p>logger</text:p>
          </table:table-cell>
          <table:table-cell table:style-name="ce12" table:formula="of:=IF(ISBLANK([.B4]);&quot;&quot;;COM.MICROSOFT.TEXTJOIN(&quot;_&quot;;1;[.C4];[.D4]))" office:value-type="string" office:string-value="0008_logger" calcext:value-type="string">
            <text:p>0008_logger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ISBLANK([.B5]);&quot;&quot;;TEXT([.B5];&quot;0000&quot;))" office:value-type="string" office:string-value="0012" calcext:value-type="string">
            <text:p>0012</text:p>
          </table:table-cell>
          <table:table-cell office:value-type="string" calcext:value-type="string">
            <text:p>notification</text:p>
          </table:table-cell>
          <table:table-cell table:style-name="ce12" table:formula="of:=IF(ISBLANK([.B5]);&quot;&quot;;COM.MICROSOFT.TEXTJOIN(&quot;_&quot;;1;[.C5];[.D5]))" office:value-type="string" office:string-value="0012_notification" calcext:value-type="string">
            <text:p>0012_notificati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ISBLANK([.B6]);&quot;&quot;;TEXT([.B6];&quot;0000&quot;))" office:value-type="string" office:string-value="0016" calcext:value-type="string">
            <text:p>0016</text:p>
          </table:table-cell>
          <table:table-cell office:value-type="string" calcext:value-type="string">
            <text:p>config</text:p>
          </table:table-cell>
          <table:table-cell table:style-name="ce12" table:formula="of:=IF(ISBLANK([.B6]);&quot;&quot;;COM.MICROSOFT.TEXTJOIN(&quot;_&quot;;1;[.C6];[.D6]))" office:value-type="string" office:string-value="0016_config" calcext:value-type="string">
            <text:p>0016_confi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7]);&quot;&quot;;TEXT([.B7];&quot;0000&quot;))">
            <text:p/>
          </table:table-cell>
          <table:table-cell/>
          <table:table-cell table:style-name="ce12" table:formula="of:=IF(ISBLANK([.B7]);&quot;&quot;;COM.MICROSOFT.TEXTJOIN(&quot;_&quot;;1;[.C7];[.D7]))">
            <text:p/>
          </table:table-cell>
          <table:table-cell table:style-name="ce14"/>
          <table:table-cell table:number-columns-repeated="5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IF(ISBLANK([.B8]);&quot;&quot;;TEXT([.B8];&quot;0000&quot;))" office:value-type="string" office:string-value="0104" calcext:value-type="string">
            <text:p>0104</text:p>
          </table:table-cell>
          <table:table-cell office:value-type="string" calcext:value-type="string">
            <text:p>string</text:p>
          </table:table-cell>
          <table:table-cell table:style-name="ce12" table:formula="of:=IF(ISBLANK([.B8]);&quot;&quot;;COM.MICROSOFT.TEXTJOIN(&quot;_&quot;;1;[.C8];[.D8]))" office:value-type="string" office:string-value="0104_string" calcext:value-type="string">
            <text:p>0104_strin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IF(ISBLANK([.B9]);&quot;&quot;;TEXT([.B9];&quot;0000&quot;))" office:value-type="string" office:string-value="0108" calcext:value-type="string">
            <text:p>0108</text:p>
          </table:table-cell>
          <table:table-cell office:value-type="string" calcext:value-type="string">
            <text:p>math</text:p>
          </table:table-cell>
          <table:table-cell table:style-name="ce12" table:formula="of:=IF(ISBLANK([.B9]);&quot;&quot;;COM.MICROSOFT.TEXTJOIN(&quot;_&quot;;1;[.C9];[.D9]))" office:value-type="string" office:string-value="0108_math" calcext:value-type="string">
            <text:p>0108_math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IF(ISBLANK([.B10]);&quot;&quot;;TEXT([.B10];&quot;0000&quot;))" office:value-type="string" office:string-value="0112" calcext:value-type="string">
            <text:p>0112</text:p>
          </table:table-cell>
          <table:table-cell office:value-type="string" calcext:value-type="string">
            <text:p>uom</text:p>
          </table:table-cell>
          <table:table-cell table:style-name="ce12" table:formula="of:=IF(ISBLANK([.B10]);&quot;&quot;;COM.MICROSOFT.TEXTJOIN(&quot;_&quot;;1;[.C10];[.D10]))" office:value-type="string" office:string-value="0112_uom" calcext:value-type="string">
            <text:p>0112_uom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IF(ISBLANK([.B11]);&quot;&quot;;TEXT([.B11];&quot;0000&quot;))" office:value-type="string" office:string-value="0116" calcext:value-type="string">
            <text:p>0116</text:p>
          </table:table-cell>
          <table:table-cell office:value-type="string" calcext:value-type="string">
            <text:p>linq</text:p>
          </table:table-cell>
          <table:table-cell table:style-name="ce12" table:formula="of:=IF(ISBLANK([.B11]);&quot;&quot;;COM.MICROSOFT.TEXTJOIN(&quot;_&quot;;1;[.C11];[.D11]))" office:value-type="string" office:string-value="0116_linq" calcext:value-type="string">
            <text:p>0116_linq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IF(ISBLANK([.B12]);&quot;&quot;;TEXT([.B12];&quot;0000&quot;))" office:value-type="string" office:string-value="0120" calcext:value-type="string">
            <text:p>0120</text:p>
          </table:table-cell>
          <table:table-cell office:value-type="string" calcext:value-type="string">
            <text:p>uuid</text:p>
          </table:table-cell>
          <table:table-cell table:style-name="ce12" table:formula="of:=IF(ISBLANK([.B12]);&quot;&quot;;COM.MICROSOFT.TEXTJOIN(&quot;_&quot;;1;[.C12];[.D12]))" office:value-type="string" office:string-value="0120_uuid" calcext:value-type="string">
            <text:p>0120_uui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IF(ISBLANK([.B13]);&quot;&quot;;TEXT([.B13];&quot;0000&quot;))" office:value-type="string" office:string-value="0124" calcext:value-type="string">
            <text:p>0124</text:p>
          </table:table-cell>
          <table:table-cell office:value-type="string" calcext:value-type="string">
            <text:p>timers</text:p>
          </table:table-cell>
          <table:table-cell table:style-name="ce12" table:formula="of:=IF(ISBLANK([.B13]);&quot;&quot;;COM.MICROSOFT.TEXTJOIN(&quot;_&quot;;1;[.C13];[.D13]))" office:value-type="string" office:string-value="0124_timers" calcext:value-type="string">
            <text:p>0124_tim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IF(ISBLANK([.B14]);&quot;&quot;;TEXT([.B14];&quot;0000&quot;))" office:value-type="string" office:string-value="0128" calcext:value-type="string">
            <text:p>0128</text:p>
          </table:table-cell>
          <table:table-cell office:value-type="string" calcext:value-type="string">
            <text:p>markers</text:p>
          </table:table-cell>
          <table:table-cell table:style-name="ce12" table:formula="of:=IF(ISBLANK([.B14]);&quot;&quot;;COM.MICROSOFT.TEXTJOIN(&quot;_&quot;;1;[.C14];[.D14]))" office:value-type="string" office:string-value="0128_markers" calcext:value-type="string">
            <text:p>0128_mark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IF(ISBLANK([.B15]);&quot;&quot;;TEXT([.B15];&quot;0000&quot;))" office:value-type="string" office:string-value="0132" calcext:value-type="string">
            <text:p>0132</text:p>
          </table:table-cell>
          <table:table-cell office:value-type="string" calcext:value-type="string">
            <text:p>triggers</text:p>
          </table:table-cell>
          <table:table-cell table:style-name="ce12" table:formula="of:=IF(ISBLANK([.B15]);&quot;&quot;;COM.MICROSOFT.TEXTJOIN(&quot;_&quot;;1;[.C15];[.D15]))" office:value-type="string" office:string-value="0132_triggers" calcext:value-type="string">
            <text:p>0132_trigg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IF(ISBLANK([.B16]);&quot;&quot;;TEXT([.B16];&quot;0000&quot;))" office:value-type="string" office:string-value="0136" calcext:value-type="string">
            <text:p>0136</text:p>
          </table:table-cell>
          <table:table-cell office:value-type="string" calcext:value-type="string">
            <text:p>namespace</text:p>
          </table:table-cell>
          <table:table-cell table:style-name="ce12" table:formula="of:=IF(ISBLANK([.B16]);&quot;&quot;;COM.MICROSOFT.TEXTJOIN(&quot;_&quot;;1;[.C16];[.D16]))" office:value-type="string" office:string-value="0136_namespace" calcext:value-type="string">
            <text:p>0136_namespac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IF(ISBLANK([.B17]);&quot;&quot;;TEXT([.B17];&quot;0000&quot;))" office:value-type="string" office:string-value="0140" calcext:value-type="string">
            <text:p>0140</text:p>
          </table:table-cell>
          <table:table-cell office:value-type="string" calcext:value-type="string">
            <text:p>changeOrders</text:p>
          </table:table-cell>
          <table:table-cell table:style-name="ce12" table:formula="of:=IF(ISBLANK([.B17]);&quot;&quot;;COM.MICROSOFT.TEXTJOIN(&quot;_&quot;;1;[.C17];[.D17]))" office:value-type="string" office:string-value="0140_changeOrders" calcext:value-type="string">
            <text:p>0140_changeOrd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18]);&quot;&quot;;TEXT([.B18];&quot;0000&quot;))">
            <text:p/>
          </table:table-cell>
          <table:table-cell/>
          <table:table-cell table:style-name="ce12" table:formula="of:=IF(ISBLANK([.B18]);&quot;&quot;;COM.MICROSOFT.TEXTJOIN(&quot;_&quot;;1;[.C18];[.D18]))">
            <text:p/>
          </table:table-cell>
          <table:table-cell table:style-name="ce14"/>
          <table:table-cell table:number-columns-repeated="58"/>
        </table:table-row>
        <table:table-row table:style-name="ro1">
          <table:table-cell table:style-name="ce5"/>
          <table:table-cell office:value-type="float" office:value="208" calcext:value-type="float">
            <text:p>208</text:p>
          </table:table-cell>
          <table:table-cell table:formula="of:=IF(ISBLANK([.B19]);&quot;&quot;;TEXT([.B19];&quot;0000&quot;))" office:value-type="string" office:string-value="0208" calcext:value-type="string">
            <text:p>0208</text:p>
          </table:table-cell>
          <table:table-cell office:value-type="string" calcext:value-type="string">
            <text:p>init</text:p>
          </table:table-cell>
          <table:table-cell table:style-name="ce12" table:formula="of:=IF(ISBLANK([.B19]);&quot;&quot;;COM.MICROSOFT.TEXTJOIN(&quot;_&quot;;1;[.C19];[.D19]))" office:value-type="string" office:string-value="0208_init" calcext:value-type="string">
            <text:p>0208_init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16" calcext:value-type="float">
            <text:p>216</text:p>
          </table:table-cell>
          <table:table-cell table:formula="of:=IF(ISBLANK([.B20]);&quot;&quot;;TEXT([.B20];&quot;0000&quot;))" office:value-type="string" office:string-value="0216" calcext:value-type="string">
            <text:p>0216</text:p>
          </table:table-cell>
          <table:table-cell office:value-type="string" calcext:value-type="string">
            <text:p>common</text:p>
          </table:table-cell>
          <table:table-cell table:style-name="ce12" table:formula="of:=IF(ISBLANK([.B20]);&quot;&quot;;COM.MICROSOFT.TEXTJOIN(&quot;_&quot;;1;[.C20];[.D20]))" office:value-type="string" office:string-value="0216_common" calcext:value-type="string">
            <text:p>0216_commo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24" calcext:value-type="float">
            <text:p>224</text:p>
          </table:table-cell>
          <table:table-cell table:formula="of:=IF(ISBLANK([.B21]);&quot;&quot;;TEXT([.B21];&quot;0000&quot;))" office:value-type="string" office:string-value="0224" calcext:value-type="string">
            <text:p>0224</text:p>
          </table:table-cell>
          <table:table-cell office:value-type="string" calcext:value-type="string">
            <text:p>core</text:p>
          </table:table-cell>
          <table:table-cell table:style-name="ce12" table:formula="of:=IF(ISBLANK([.B21]);&quot;&quot;;COM.MICROSOFT.TEXTJOIN(&quot;_&quot;;1;[.C21];[.D21]))" office:value-type="string" office:string-value="0224_core" calcext:value-type="string">
            <text:p>0224_core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28" calcext:value-type="float">
            <text:p>228</text:p>
          </table:table-cell>
          <table:table-cell table:formula="of:=IF(ISBLANK([.B22]);&quot;&quot;;TEXT([.B22];&quot;0000&quot;))" office:value-type="string" office:string-value="0228" calcext:value-type="string">
            <text:p>0228</text:p>
          </table:table-cell>
          <table:table-cell office:value-type="string" calcext:value-type="string">
            <text:p>resources</text:p>
          </table:table-cell>
          <table:table-cell table:style-name="ce12" table:formula="of:=IF(ISBLANK([.B22]);&quot;&quot;;COM.MICROSOFT.TEXTJOIN(&quot;_&quot;;1;[.C22];[.D22]))" office:value-type="string" office:string-value="0228_resources" calcext:value-type="string">
            <text:p>0228_resources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/>
          <table:table-cell table:formula="of:=IF(ISBLANK([.B23]);&quot;&quot;;TEXT([.B23];&quot;0000&quot;))">
            <text:p/>
          </table:table-cell>
          <table:table-cell table:style-name="ce11"/>
          <table:table-cell table:style-name="ce12" table:formula="of:=IF(ISBLANK([.B23]);&quot;&quot;;COM.MICROSOFT.TEXTJOIN(&quot;_&quot;;1;[.C23];[.D23]))">
            <text:p/>
          </table:table-cell>
          <table:table-cell table:style-name="ce14"/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04" calcext:value-type="float">
            <text:p>304</text:p>
          </table:table-cell>
          <table:table-cell table:formula="of:=IF(ISBLANK([.B24]);&quot;&quot;;TEXT([.B24];&quot;0000&quot;))" office:value-type="string" office:string-value="0304" calcext:value-type="string">
            <text:p>0304</text:p>
          </table:table-cell>
          <table:table-cell office:value-type="string" calcext:value-type="string">
            <text:p>persistence</text:p>
          </table:table-cell>
          <table:table-cell table:style-name="ce12" table:formula="of:=IF(ISBLANK([.B24]);&quot;&quot;;COM.MICROSOFT.TEXTJOIN(&quot;_&quot;;1;[.C24];[.D24]))" office:value-type="string" office:string-value="0304_persistence" calcext:value-type="string">
            <text:p>0304_persistence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08" calcext:value-type="float">
            <text:p>308</text:p>
          </table:table-cell>
          <table:table-cell table:formula="of:=IF(ISBLANK([.B25]);&quot;&quot;;TEXT([.B25];&quot;0000&quot;))" office:value-type="string" office:string-value="0308" calcext:value-type="string">
            <text:p>0308</text:p>
          </table:table-cell>
          <table:table-cell office:value-type="string" calcext:value-type="string">
            <text:p>eden</text:p>
          </table:table-cell>
          <table:table-cell table:style-name="ce12" table:formula="of:=IF(ISBLANK([.B25]);&quot;&quot;;COM.MICROSOFT.TEXTJOIN(&quot;_&quot;;1;[.C25];[.D25]))" office:value-type="string" office:string-value="0308_eden" calcext:value-type="string">
            <text:p>0308_ede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12" calcext:value-type="float">
            <text:p>312</text:p>
          </table:table-cell>
          <table:table-cell table:formula="of:=IF(ISBLANK([.B26]);&quot;&quot;;TEXT([.B26];&quot;0000&quot;))" office:value-type="string" office:string-value="0312" calcext:value-type="string">
            <text:p>0312</text:p>
          </table:table-cell>
          <table:table-cell table:style-name="ce11" office:value-type="string" calcext:value-type="string">
            <text:p>fob</text:p>
          </table:table-cell>
          <table:table-cell table:style-name="ce12" table:formula="of:=IF(ISBLANK([.B26]);&quot;&quot;;COM.MICROSOFT.TEXTJOIN(&quot;_&quot;;1;[.C26];[.D26]))" office:value-type="string" office:string-value="0312_fob" calcext:value-type="string">
            <text:p>0312_fob</text:p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16" calcext:value-type="float">
            <text:p>316</text:p>
          </table:table-cell>
          <table:table-cell table:formula="of:=IF(ISBLANK([.B27]);&quot;&quot;;TEXT([.B27];&quot;0000&quot;))" office:value-type="string" office:string-value="0316" calcext:value-type="string">
            <text:p>0316</text:p>
          </table:table-cell>
          <table:table-cell office:value-type="string" calcext:value-type="string">
            <text:p>logistic</text:p>
          </table:table-cell>
          <table:table-cell table:style-name="ce12" table:formula="of:=IF(ISBLANK([.B27]);&quot;&quot;;COM.MICROSOFT.TEXTJOIN(&quot;_&quot;;1;[.C27];[.D27]))" office:value-type="string" office:string-value="0316_logistic" calcext:value-type="string">
            <text:p>0316_logistic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20" calcext:value-type="float">
            <text:p>320</text:p>
          </table:table-cell>
          <table:table-cell table:formula="of:=IF(ISBLANK([.B28]);&quot;&quot;;TEXT([.B28];&quot;0000&quot;))" office:value-type="string" office:string-value="0320" calcext:value-type="string">
            <text:p>0320</text:p>
          </table:table-cell>
          <table:table-cell office:value-type="string" calcext:value-type="string">
            <office:annotation office:display="true" draw:style-name="gr1" draw:text-style-name="P2" svg:width="1.7937in" svg:height="0.2386in" svg:x="5.0059in" svg:y="4.6819in" draw:caption-point-x="-2.3378in" draw:caption-point-y="0.122in">
              <dc:date>2021-05-17T00:00:00</dc:date>
              <text:p text:style-name="P1">TODO: rename ‘inventory’</text:p>
            </office:annotation>
            <text:p>cratefiller</text:p>
          </table:table-cell>
          <table:table-cell table:style-name="ce12" table:formula="of:=IF(ISBLANK([.B28]);&quot;&quot;;COM.MICROSOFT.TEXTJOIN(&quot;_&quot;;1;[.C28];[.D28]))" office:value-type="string" office:string-value="0320_cratefiller" calcext:value-type="string">
            <text:p>0320_cratefiller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29]);&quot;&quot;;TEXT([.B29];&quot;0000&quot;))">
            <text:p/>
          </table:table-cell>
          <table:table-cell table:style-name="ce11"/>
          <table:table-cell table:style-name="ce12" table:formula="of:=IF(ISBLANK([.B29]);&quot;&quot;;COM.MICROSOFT.TEXTJOIN(&quot;_&quot;;1;[.C29];[.D29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04" calcext:value-type="float">
            <text:p>404</text:p>
          </table:table-cell>
          <table:table-cell table:formula="of:=IF(ISBLANK([.B30]);&quot;&quot;;TEXT([.B30];&quot;0000&quot;))" office:value-type="string" office:string-value="0404" calcext:value-type="string">
            <text:p>0404</text:p>
          </table:table-cell>
          <table:table-cell office:value-type="string" calcext:value-type="string">
            <text:p>admin</text:p>
          </table:table-cell>
          <table:table-cell table:style-name="ce12" table:formula="of:=IF(ISBLANK([.B30]);&quot;&quot;;COM.MICROSOFT.TEXTJOIN(&quot;_&quot;;1;[.C30];[.D30]))" office:value-type="string" office:string-value="0404_admin" calcext:value-type="string">
            <text:p>0404_admi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12" calcext:value-type="float">
            <text:p>412</text:p>
          </table:table-cell>
          <table:table-cell table:formula="of:=IF(ISBLANK([.B31]);&quot;&quot;;TEXT([.B31];&quot;0000&quot;))" office:value-type="string" office:string-value="0412" calcext:value-type="string">
            <text:p>0412</text:p>
          </table:table-cell>
          <table:table-cell office:value-type="string" calcext:value-type="string">
            <text:p>sectors</text:p>
          </table:table-cell>
          <table:table-cell table:style-name="ce12" table:formula="of:=IF(ISBLANK([.B31]);&quot;&quot;;COM.MICROSOFT.TEXTJOIN(&quot;_&quot;;1;[.C31];[.D31]))" office:value-type="string" office:string-value="0412_sectors" calcext:value-type="string">
            <text:p>0412_sectors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20" calcext:value-type="float">
            <text:p>420</text:p>
          </table:table-cell>
          <table:table-cell table:formula="of:=IF(ISBLANK([.B32]);&quot;&quot;;TEXT([.B32];&quot;0000&quot;))" office:value-type="string" office:string-value="0420" calcext:value-type="string">
            <text:p>0420</text:p>
          </table:table-cell>
          <table:table-cell office:value-type="string" calcext:value-type="string">
            <text:p>permission</text:p>
          </table:table-cell>
          <table:table-cell table:style-name="ce12" table:formula="of:=IF(ISBLANK([.B32]);&quot;&quot;;COM.MICROSOFT.TEXTJOIN(&quot;_&quot;;1;[.C32];[.D32]))" office:value-type="string" office:string-value="0420_permission" calcext:value-type="string">
            <text:p>0420_permissio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28" calcext:value-type="float">
            <text:p>428</text:p>
          </table:table-cell>
          <table:table-cell table:formula="of:=IF(ISBLANK([.B33]);&quot;&quot;;TEXT([.B33];&quot;0000&quot;))" office:value-type="string" office:string-value="0428" calcext:value-type="string">
            <text:p>0428</text:p>
          </table:table-cell>
          <table:table-cell office:value-type="string" calcext:value-type="string">
            <text:p>respawn</text:p>
          </table:table-cell>
          <table:table-cell table:style-name="ce12" table:formula="of:=IF(ISBLANK([.B33]);&quot;&quot;;COM.MICROSOFT.TEXTJOIN(&quot;_&quot;;1;[.C33];[.D33]))" office:value-type="string" office:string-value="0428_respawn" calcext:value-type="string">
            <text:p>0428_respaw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36" calcext:value-type="float">
            <text:p>436</text:p>
          </table:table-cell>
          <table:table-cell table:formula="of:=IF(ISBLANK([.B34]);&quot;&quot;;TEXT([.B34];&quot;0000&quot;))" office:value-type="string" office:string-value="0436" calcext:value-type="string">
            <text:p>0436</text:p>
          </table:table-cell>
          <table:table-cell office:value-type="string" calcext:value-type="string">
            <text:p>hud</text:p>
          </table:table-cell>
          <table:table-cell table:style-name="ce12" table:formula="of:=IF(ISBLANK([.B34]);&quot;&quot;;COM.MICROSOFT.TEXTJOIN(&quot;_&quot;;1;[.C34];[.D34]))" office:value-type="string" office:string-value="0436_hud" calcext:value-type="string">
            <text:p>0436_hud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35]);&quot;&quot;;TEXT([.B35];&quot;0000&quot;))">
            <text:p/>
          </table:table-cell>
          <table:table-cell table:style-name="ce11"/>
          <table:table-cell table:style-name="ce12" table:formula="of:=IF(ISBLANK([.B35]);&quot;&quot;;COM.MICROSOFT.TEXTJOIN(&quot;_&quot;;1;[.C35];[.D35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54" calcext:value-type="float">
            <text:p>454</text:p>
          </table:table-cell>
          <table:table-cell table:formula="of:=IF(ISBLANK([.B36]);&quot;&quot;;TEXT([.B36];&quot;0000&quot;))" office:value-type="string" office:string-value="0454" calcext:value-type="string">
            <text:p>0454</text:p>
          </table:table-cell>
          <table:table-cell office:value-type="string" calcext:value-type="string">
            <text:p>arsenal</text:p>
          </table:table-cell>
          <table:table-cell table:style-name="ce12" table:formula="of:=IF(ISBLANK([.B36]);&quot;&quot;;COM.MICROSOFT.TEXTJOIN(&quot;_&quot;;1;[.C36];[.D36]))" office:value-type="string" office:string-value="0454_arsenal" calcext:value-type="string">
            <text:p>0454_arsenal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58" calcext:value-type="float">
            <text:p>458</text:p>
          </table:table-cell>
          <table:table-cell table:formula="of:=IF(ISBLANK([.B37]);&quot;&quot;;TEXT([.B37];&quot;0000&quot;))" office:value-type="string" office:string-value="0458" calcext:value-type="string">
            <text:p>0458</text:p>
          </table:table-cell>
          <table:table-cell office:value-type="string" calcext:value-type="string">
            <text:p>plm</text:p>
          </table:table-cell>
          <table:table-cell table:style-name="ce12" table:formula="of:=IF(ISBLANK([.B37]);&quot;&quot;;COM.MICROSOFT.TEXTJOIN(&quot;_&quot;;1;[.C37];[.D37]))" office:value-type="string" office:string-value="0458_plm" calcext:value-type="string">
            <text:p>0458_plm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62" calcext:value-type="float">
            <text:p>462</text:p>
          </table:table-cell>
          <table:table-cell table:formula="of:=IF(ISBLANK([.B38]);&quot;&quot;;TEXT([.B38];&quot;0000&quot;))" office:value-type="string" office:string-value="0462" calcext:value-type="string">
            <text:p>0462</text:p>
          </table:table-cell>
          <table:table-cell office:value-type="string" calcext:value-type="string">
            <text:p>virtual</text:p>
          </table:table-cell>
          <table:table-cell table:style-name="ce12" table:formula="of:=IF(ISBLANK([.B38]);&quot;&quot;;COM.MICROSOFT.TEXTJOIN(&quot;_&quot;;1;[.C38];[.D38]))" office:value-type="string" office:string-value="0462_virtual" calcext:value-type="string">
            <text:p>0462_virtual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66" calcext:value-type="float">
            <text:p>466</text:p>
          </table:table-cell>
          <table:table-cell table:formula="of:=IF(ISBLANK([.B39]);&quot;&quot;;TEXT([.B39];&quot;0000&quot;))" office:value-type="string" office:string-value="0466" calcext:value-type="string">
            <text:p>0466</text:p>
          </table:table-cell>
          <table:table-cell office:value-type="string" calcext:value-type="string">
            <text:p>build</text:p>
          </table:table-cell>
          <table:table-cell table:style-name="ce12" table:formula="of:=IF(ISBLANK([.B39]);&quot;&quot;;COM.MICROSOFT.TEXTJOIN(&quot;_&quot;;1;[.C39];[.D39]))" office:value-type="string" office:string-value="0466_build" calcext:value-type="string">
            <text:p>0466_build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40]);&quot;&quot;;TEXT([.B40];&quot;0000&quot;))">
            <text:p/>
          </table:table-cell>
          <table:table-cell table:style-name="Default"/>
          <table:table-cell table:style-name="ce12" table:formula="of:=IF(ISBLANK([.B40]);&quot;&quot;;COM.MICROSOFT.TEXTJOIN(&quot;_&quot;;1;[.C40];[.D40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IF(ISBLANK([.B41]);&quot;&quot;;TEXT([.B41];&quot;0000&quot;))" office:value-type="string" office:string-value="0504" calcext:value-type="string">
            <text:p>0504</text:p>
          </table:table-cell>
          <table:table-cell office:value-type="string" calcext:value-type="string">
            <office:annotation office:display="true" draw:style-name="gr2" draw:text-style-name="P2" svg:width="2.45in" svg:height="0.2346in" svg:x="4.9984in" svg:y="6.9213in" draw:caption-point-x="-2.3303in" draw:caption-point-y="0.1937in">
              <dc:date>2021-05-17T00:00:00</dc:date>
              <text:p text:style-name="P1">Inclusive of SM, CO, and UI features.</text:p>
            </office:annotation>
            <text:p>production</text:p>
          </table:table-cell>
          <table:table-cell table:style-name="ce12" table:formula="of:=IF(ISBLANK([.B41]);&quot;&quot;;COM.MICROSOFT.TEXTJOIN(&quot;_&quot;;1;[.C41];[.D41]))" office:value-type="string" office:string-value="0504_production" calcext:value-type="string">
            <text:p>0504_producti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IF(ISBLANK([.B42]);&quot;&quot;;TEXT([.B42];&quot;0000&quot;))" office:value-type="string" office:string-value="0508" calcext:value-type="string">
            <text:p>0508</text:p>
          </table:table-cell>
          <table:table-cell office:value-type="string" calcext:value-type="string">
            <office:annotation office:display="true" draw:style-name="gr2" draw:text-style-name="P2" svg:width="2.5343in" svg:height="0.2346in" svg:x="5.0339in" svg:y="7.2768in" draw:caption-point-x="-2.3657in" draw:caption-point-y="0.0157in">
              <dc:date>2021-05-17T00:00:00</dc:date>
              <text:p text:style-name="P1">Inclusive of SM, CO, and UI features.</text:p>
            </office:annotation>
            <text:p>logistics</text:p>
          </table:table-cell>
          <table:table-cell table:style-name="ce12" table:formula="of:=IF(ISBLANK([.B42]);&quot;&quot;;COM.MICROSOFT.TEXTJOIN(&quot;_&quot;;1;[.C42];[.D42]))" office:value-type="string" office:string-value="0508_logistics" calcext:value-type="string">
            <text:p>0508_logistic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IF(ISBLANK([.B43]);&quot;&quot;;TEXT([.B43];&quot;0000&quot;))" office:value-type="string" office:string-value="0512" calcext:value-type="string">
            <text:p>0512</text:p>
          </table:table-cell>
          <table:table-cell office:value-type="string" calcext:value-type="string">
            <text:p>garrison</text:p>
          </table:table-cell>
          <table:table-cell table:style-name="ce12" table:formula="of:=IF(ISBLANK([.B43]);&quot;&quot;;COM.MICROSOFT.TEXTJOIN(&quot;_&quot;;1;[.C43];[.D43]))" office:value-type="string" office:string-value="0512_garrison" calcext:value-type="string">
            <text:p>0512_garris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IF(ISBLANK([.B44]);&quot;&quot;;TEXT([.B44];&quot;0000&quot;))" office:value-type="string" office:string-value="0516" calcext:value-type="string">
            <text:p>0516</text:p>
          </table:table-cell>
          <table:table-cell office:value-type="string" calcext:value-type="string">
            <text:p>ieds</text:p>
          </table:table-cell>
          <table:table-cell table:style-name="ce12" table:formula="of:=IF(ISBLANK([.B44]);&quot;&quot;;COM.MICROSOFT.TEXTJOIN(&quot;_&quot;;1;[.C44];[.D44]))" office:value-type="string" office:string-value="0516_ieds" calcext:value-type="string">
            <text:p>0516_ied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45]);&quot;&quot;;TEXT([.B45];&quot;0000&quot;))">
            <text:p/>
          </table:table-cell>
          <table:table-cell table:style-name="Default"/>
          <table:table-cell table:style-name="ce12" table:formula="of:=IF(ISBLANK([.B45]);&quot;&quot;;COM.MICROSOFT.TEXTJOIN(&quot;_&quot;;1;[.C45];[.D45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IF(ISBLANK([.B46]);&quot;&quot;;TEXT([.B46];&quot;0000&quot;))" office:value-type="string" office:string-value="0554" calcext:value-type="string">
            <text:p>0554</text:p>
          </table:table-cell>
          <table:table-cell office:value-type="string" calcext:value-type="string">
            <text:p>soldiers</text:p>
          </table:table-cell>
          <table:table-cell table:style-name="ce12" table:formula="of:=IF(ISBLANK([.B46]);&quot;&quot;;COM.MICROSOFT.TEXTJOIN(&quot;_&quot;;1;[.C46];[.D46]))" office:value-type="string" office:string-value="0554_soldiers" calcext:value-type="string">
            <text:p>0554_soldi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IF(ISBLANK([.B47]);&quot;&quot;;TEXT([.B47];&quot;0000&quot;))" office:value-type="string" office:string-value="0558" calcext:value-type="string">
            <text:p>0558</text:p>
          </table:table-cell>
          <table:table-cell office:value-type="string" calcext:value-type="string">
            <text:p>enemies</text:p>
          </table:table-cell>
          <table:table-cell table:style-name="ce12" table:formula="of:=IF(ISBLANK([.B47]);&quot;&quot;;COM.MICROSOFT.TEXTJOIN(&quot;_&quot;;1;[.C47];[.D47]))" office:value-type="string" office:string-value="0558_enemies" calcext:value-type="string">
            <text:p>0558_enemie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IF(ISBLANK([.B48]);&quot;&quot;;TEXT([.B48];&quot;0000&quot;))" office:value-type="string" office:string-value="0558" calcext:value-type="string">
            <text:p>0558</text:p>
          </table:table-cell>
          <table:table-cell office:value-type="string" calcext:value-type="string">
            <office:annotation office:display="true" draw:style-name="gr3" draw:text-style-name="P2" svg:width="3.2783in" svg:height="0.3902in" svg:x="5.0823in" svg:y="8.2606in" draw:caption-point-x="-2.4142in" draw:caption-point-y="0.0988in">
              <dc:date>2021-05-17T00:00:00</dc:date>
              <text:p text:style-name="P1">Penciled in anticipating eventually we will have a CIVILIANS module.</text:p>
            </office:annotation>
            <text:p>civilians</text:p>
          </table:table-cell>
          <table:table-cell table:style-name="ce12" table:formula="of:=IF(ISBLANK([.B48]);&quot;&quot;;COM.MICROSOFT.TEXTJOIN(&quot;_&quot;;1;[.C48];[.D48]))" office:value-type="string" office:string-value="0558_civilians" calcext:value-type="string">
            <text:p>0558_civilians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IF(ISBLANK([.B49]);&quot;&quot;;TEXT([.B49];&quot;0000&quot;))" office:value-type="string" office:string-value="0562" calcext:value-type="string">
            <text:p>0562</text:p>
          </table:table-cell>
          <table:table-cell office:value-type="string" calcext:value-type="string">
            <text:p>captive</text:p>
          </table:table-cell>
          <table:table-cell table:style-name="ce12" table:formula="of:=IF(ISBLANK([.B49]);&quot;&quot;;COM.MICROSOFT.TEXTJOIN(&quot;_&quot;;1;[.C49];[.D49]))" office:value-type="string" office:string-value="0562_captive" calcext:value-type="string">
            <text:p>0562_captiv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50]);&quot;&quot;;TEXT([.B50];&quot;0000&quot;))">
            <text:p/>
          </table:table-cell>
          <table:table-cell/>
          <table:table-cell table:style-name="ce12" table:formula="of:=IF(ISBLANK([.B50]);&quot;&quot;;COM.MICROSOFT.TEXTJOIN(&quot;_&quot;;1;[.C50];[.D50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IF(ISBLANK([.B51]);&quot;&quot;;TEXT([.B51];&quot;0000&quot;))" office:value-type="string" office:string-value="0904" calcext:value-type="string">
            <text:p>0904</text:p>
          </table:table-cell>
          <table:table-cell office:value-type="string" calcext:value-type="string">
            <text:p>missions</text:p>
          </table:table-cell>
          <table:table-cell table:style-name="ce12" table:formula="of:=IF(ISBLANK([.B51]);&quot;&quot;;COM.MICROSOFT.TEXTJOIN(&quot;_&quot;;1;[.C51];[.D51]))" office:value-type="string" office:string-value="0904_missions" calcext:value-type="string">
            <text:p>0904_mission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IF(ISBLANK([.B52]);&quot;&quot;;TEXT([.B52];&quot;0000&quot;))" office:value-type="string" office:string-value="0912" calcext:value-type="string">
            <text:p>0912</text:p>
          </table:table-cell>
          <table:table-cell office:value-type="string" calcext:value-type="string">
            <text:p>wounded</text:p>
          </table:table-cell>
          <table:table-cell table:style-name="ce12" table:formula="of:=IF(ISBLANK([.B52]);&quot;&quot;;COM.MICROSOFT.TEXTJOIN(&quot;_&quot;;1;[.C52];[.D52]))" office:value-type="string" office:string-value="0912_wounded" calcext:value-type="string">
            <text:p>0912_wounde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IF(ISBLANK([.B53]);&quot;&quot;;TEXT([.B53];&quot;0000&quot;))" office:value-type="string" office:string-value="0920" calcext:value-type="string">
            <text:p>0920</text:p>
          </table:table-cell>
          <table:table-cell office:value-type="string" calcext:value-type="string">
            <text:p>firedrill</text:p>
          </table:table-cell>
          <table:table-cell table:style-name="ce12" table:formula="of:=IF(ISBLANK([.B53]);&quot;&quot;;COM.MICROSOFT.TEXTJOIN(&quot;_&quot;;1;[.C53];[.D53]))" office:value-type="string" office:string-value="0920_firedrill" calcext:value-type="string">
            <text:p>0920_firedrill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54]);&quot;&quot;;TEXT([.B54];&quot;0000&quot;))">
            <text:p/>
          </table:table-cell>
          <table:table-cell table:style-name="Default"/>
          <table:table-cell table:style-name="ce12" table:formula="of:=IF(ISBLANK([.B54]);&quot;&quot;;COM.MICROSOFT.TEXTJOIN(&quot;_&quot;;1;[.C54];[.D54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IF(ISBLANK([.B55]);&quot;&quot;;TEXT([.B55];&quot;0000&quot;))" office:value-type="string" office:string-value="0999" calcext:value-type="string">
            <text:p>0999</text:p>
          </table:table-cell>
          <table:table-cell office:value-type="string" calcext:value-type="string">
            <text:p>example</text:p>
          </table:table-cell>
          <table:table-cell table:style-name="ce12" table:formula="of:=IF(ISBLANK([.B55]);&quot;&quot;;COM.MICROSOFT.TEXTJOIN(&quot;_&quot;;1;[.C55];[.D55]))" office:value-type="string" office:string-value="0999_example" calcext:value-type="string">
            <text:p>0999_exampl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1" svg:font-family="Wingdings" style:font-pitch="variable" style:font-charset="x-symbol"/>
    <style:font-face style:name="Wingdings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59:4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02:48.576000000</meta:creation-date>
    <meta:generator>LibreOffice/7.0.1.2$Windows_X86_64 LibreOffice_project/7cbcfc562f6eb6708b5ff7d7397325de9e764452</meta:generator>
    <dc:date>2021-05-17T19:25:34.751000000</dc:date>
    <meta:editing-duration>PT10H55M37S</meta:editing-duration>
    <meta:editing-cycles>183</meta:editing-cycles>
    <meta:document-statistic meta:table-count="2" meta:cell-count="396" meta:object-count="0"/>
  </office:meta>
</office:document-meta>
</file>